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062ab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  <style:text-properties officeooo:rsid="000db5c6" officeooo:paragraph-rsid="00081d22"/>
    </style:style>
    <style:style style:name="P9" style:family="paragraph" style:parent-style-name="Standard">
      <style:paragraph-properties style:snap-to-layout-grid="false"/>
      <style:text-properties fo:font-weight="normal" officeooo:rsid="000db5c6" officeooo:paragraph-rsid="00081d22" style:font-weight-asian="normal" style:font-weight-complex="normal"/>
    </style:style>
    <style:style style:name="P10" style:family="paragraph" style:parent-style-name="Standard">
      <style:paragraph-properties fo:margin-left="0.25in" fo:margin-right="0in" fo:text-indent="0in" style:auto-text-indent="false" style:snap-to-layout-grid="false"/>
    </style:style>
    <style:style style:name="P11" style:family="paragraph" style:parent-style-name="Standard">
      <style:paragraph-properties fo:margin-left="0.3146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db5c6" officeooo:paragraph-rsid="00081d22"/>
    </style:style>
    <style:style style:name="P13" style:family="paragraph" style:parent-style-name="Standard" style:master-page-name="Standard">
      <style:paragraph-properties style:page-number="auto"/>
      <style:text-properties style:font-name="Book Antiqua"/>
    </style:style>
    <style:style style:name="P14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bold" officeooo:rsid="000db5c6" officeooo:paragraph-rsid="00081d2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5" style:family="paragraph" style:parent-style-name="UC_5f_Alternativa_20_2">
      <style:paragraph-properties fo:margin-left="0.3752in" fo:margin-right="0in" fo:text-indent="0in" style:auto-text-indent="false">
        <style:tab-stops>
          <style:tab-stop style:position="0.3752in"/>
        </style:tab-stops>
      </style:paragraph-properties>
      <style:text-properties officeooo:paragraph-rsid="00081d22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font-weight="normal" officeooo:rsid="00062abe" style:font-weight-asian="normal" style:font-weight-complex="normal"/>
    </style:style>
    <style:style style:name="T5" style:family="text">
      <style:text-properties fo:font-weight="normal" officeooo:rsid="000db5c6" style:font-weight-asian="normal" style:font-weight-complex="normal"/>
    </style:style>
    <style:style style:name="T6" style:family="text">
      <style:text-properties fo:font-weight="normal" officeooo:rsid="00081d22" style:font-weight-asian="normal" style:font-weight-complex="normal"/>
    </style:style>
    <style:style style:name="T7" style:family="text">
      <style:text-properties fo:font-weight="normal" officeooo:rsid="00096015" style:font-weight-asian="normal" style:font-weight-complex="normal"/>
    </style:style>
    <style:style style:name="T8" style:family="text">
      <style:text-properties style:use-window-font-color="true" style:font-name="Times New Roman" officeooo:rsid="00088ef7"/>
    </style:style>
    <style:style style:name="T9" style:family="text">
      <style:text-properties style:use-window-font-color="true" style:font-name="Times New Roman" officeooo:rsid="000db5c6" style:font-name-asian="Times New Roman" style:font-name-complex="Times New Roman"/>
    </style:style>
    <style:style style:name="T10" style:family="text">
      <style:text-properties style:use-window-font-color="true" style:font-name="Times New Roman" officeooo:rsid="00062abe" style:font-name-asian="Times New Roman" style:font-name-complex="Times New Roman"/>
    </style:style>
    <style:style style:name="T11" style:family="text">
      <style:text-properties style:use-window-font-color="true" style:font-name="Times New Roman" officeooo:rsid="00096015" style:font-name-asian="Times New Roman" style:font-name-complex="Times New Roman"/>
    </style:style>
    <style:style style:name="T12" style:family="text">
      <style:text-properties style:use-window-font-color="true" style:font-name="Times New Roman" fo:font-size="12pt" fo:font-weight="normal" officeooo:rsid="000db5c6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3" style:family="text">
      <style:text-properties style:use-window-font-color="true" style:font-name="Times New Roman" fo:font-size="12pt" fo:font-weight="normal" officeooo:rsid="00081d22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4" style:family="text">
      <style:text-properties style:use-window-font-color="true" style:font-name="Times New Roman" fo:font-size="12pt" fo:font-weight="normal" officeooo:rsid="00096015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5" style:family="text">
      <style:text-properties style:use-window-font-color="true" style:font-name="Times New Roman" fo:font-size="12pt" fo:font-weight="normal" officeooo:rsid="000a1c71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" style:family="text">
      <style:text-properties style:use-window-font-color="true" style:font-name="Times New Roman" officeooo:rsid="00096015"/>
    </style:style>
    <style:style style:name="T17" style:family="text">
      <style:text-properties officeooo:rsid="00081d22"/>
    </style:style>
    <style:style style:name="T18" style:family="text">
      <style:text-properties officeooo:rsid="000a1c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4">Crear </text:span><text:span text:style-name="T7">U</text:span><text:span text:style-name="T4">suario.</text:span></text:p>
          </table:table-cell>
          <table:table-cell table:style-name="Tabla1.B1" office:value-type="string">
            <text:p text:style-name="P3"><text:span text:style-name="T1">Nro. de Caso de Uso:</text:span> <text:span text:style-name="T18">CU.A.04.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4"><text:span text:style-name="T1">Actor Principal:</text:span> <text:span text:style-name="UC_5f_NormalAzul_20_Car"><text:span text:style-name="T8">Administrador de </text:span></text:span><text:span text:style-name="UC_5f_NormalAzul_20_Car"><text:span text:style-name="T16">S</text:span></text:span><text:span text:style-name="UC_5f_NormalAzul_20_Car"><text:span text:style-name="T8">istema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UC_5f_NormalAzul_20_Car"><text:span text:style-name="T9">Permitir crear un nuevo </text:span></text:span><text:span text:style-name="UC_5f_NormalAzul_20_Car"><text:span text:style-name="T10">usuario</text:span></text:span><text:span text:style-name="UC_5f_NormalAzul_20_Car"><text:span text:style-name="T9">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<text:span text:style-name="T1">Pre-condiciones:</text:span> <text:span text:style-name="UC_5f_NormalAzul_20_Car"><text:span text:style-name="T11">El actor debe estar logueado como Administrador de Sistem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<text:span text:style-name="T1">Post- Condiciones: </text:span><text:span text:style-name="T5">Nuevo </text:span><text:span text:style-name="T6">usuario</text:span><text:span text:style-name="T5"> creado.</text:span></text:p>
          </table:table-cell>
          <table:covered-table-cell/>
        </table:table-row>
      </table:table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8">1.Selecciona la <text:span text:style-name="T18">opción</text:span> Crear <text:span text:style-name="T17">usuario</text:span>.</text:p>
          </table:table-cell>
          <table:table-cell table:style-name="Tabla2.A1" office:value-type="string">
            <text:p text:style-name="P10"/>
          </table:table-cell>
        </table:table-row>
        <table:table-row table:style-name="Tabla2.4">
          <table:table-cell table:style-name="Tabla2.A2" office:value-type="string">
            <text:p text:style-name="P11"/>
          </table:table-cell>
          <table:table-cell table:style-name="Tabla2.A1" office:value-type="string">
            <text:p text:style-name="P8">2.Despliega formulario que permite introducir los datos del <text:span text:style-name="T17">usuario</text:span> a ser creado.</text:p>
          </table:table-cell>
        </table:table-row>
        <table:table-row table:style-name="Tabla2.4">
          <table:table-cell table:style-name="Tabla2.A5" office:value-type="string">
            <text:p text:style-name="P12">3.Ingresa los datos del <text:span text:style-name="T17">usuario: Nombre de usuario, Contraseña, Nombre, Apellido, Correo electrónico, Domicilio, Fecha de nacimiento, Teléfono.</text:span></text:p>
          </table:table-cell>
          <table:table-cell table:style-name="Tabla2.B5" office:value-type="string">
            <text:p text:style-name="P8"/>
          </table:table-cell>
        </table:table-row>
        <table:table-row table:style-name="Tabla2.4">
          <table:table-cell table:style-name="Tabla2.A5" office:value-type="string">
            <text:p text:style-name="P12"/>
          </table:table-cell>
          <table:table-cell table:style-name="Tabla2.B5" office:value-type="string">
            <text:p text:style-name="P8"><text:span text:style-name="T17">4</text:span>.Valida los datos.</text:p>
          </table:table-cell>
        </table:table-row>
        <table:table-row table:style-name="Tabla2.4">
          <table:table-cell table:style-name="Tabla2.A5" office:value-type="string">
            <text:p text:style-name="P12"/>
          </table:table-cell>
          <table:table-cell table:style-name="Tabla2.B5" office:value-type="string">
            <text:p text:style-name="P8"><text:span text:style-name="T17">5</text:span>.Pide <text:span text:style-name="T18">confirmación.</text:span></text:p>
          </table:table-cell>
        </table:table-row>
        <table:table-row table:style-name="Tabla2.4">
          <table:table-cell table:style-name="Tabla2.A5" office:value-type="string">
            <text:p text:style-name="P12"><text:span text:style-name="T17">6</text:span>.Confirma la operación.</text:p>
          </table:table-cell>
          <table:table-cell table:style-name="Tabla2.B5" office:value-type="string">
            <text:p text:style-name="P8"/>
          </table:table-cell>
        </table:table-row>
        <table:table-row table:style-name="Tabla2.4">
          <table:table-cell table:style-name="Tabla2.A5" office:value-type="string">
            <text:p text:style-name="P12"/>
          </table:table-cell>
          <table:table-cell table:style-name="Tabla2.B5" office:value-type="string">
            <text:p text:style-name="P8"><text:span text:style-name="T17">7</text:span>.Persiste los datos.</text:p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189667530400736270" text:style-name="WW8Num8">
              <text:list-item>
                <text:p text:style-name="P14">Cancelar</text:p>
                <text:p text:style-name="P15"><text:span text:style-name="T12">En el paso </text:span><text:span text:style-name="T13">6</text:span><text:span text:style-name="T12">, se selecciona la </text:span><text:span text:style-name="T15">opción</text:span><text:span text:style-name="T12"> Cancelar, se vuelve a </text:span><text:span text:style-name="T14">A</text:span><text:span text:style-name="T12">dministrar </text:span><text:span text:style-name="T14">U</text:span><text:span text:style-name="T13">suario</text:span><text:span text:style-name="T12">.</text:span>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17">4</text:span>.Si el nombre del <text:span text:style-name="T17">usuario</text:span> ya existe se emite un mensaje de advertencia indicando que ya existe el <text:span text:style-name="T17">nombre de usuario</text:span> y se retorna al paso 3.</text:p>
            <text:p text:style-name="P9"><text:span text:style-name="T17">4</text:span>.<text:span text:style-name="T17">Los campos Nombre de usuario, Contraseña, Nombre y Apellido son obligatorios, de no ingresarse </text:span>se emite un mensaje de advertencia indicando <text:span text:style-name="T17">dicha condición</text:span> y se retorna al paso 3.</text:p>
            <text:p text:style-name="P9"><text:span text:style-name="T17">7</text:span>.Si el sistema no puede persistir los datos este error es indicado al usuario por medio de un mensaje.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3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17">Administrar Usuario.</text:span> 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18">RF49 al RF53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9</meta:editing-cycles>
    <meta:editing-duration>PT1H10M55S</meta:editing-duration>
    <dc:date>2014-03-16T20:35:10.394878629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9" meta:word-count="220" meta:character-count="1445" meta:non-whitespace-character-count="1249"/>
  </office:meta>
</office:document-meta>
</file>